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automatic-styles>
    <style:style style:name="P1" style:family="paragraph" style:parent-style-name="Heading_20_3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bold" style:text-blinking="false" fo:background-color="transparent"/>
    </style:style>
    <style:style style:name="P2" style:family="paragraph" style:parent-style-name="Heading_20_3">
      <style:paragraph-properties fo:margin-left="0cm" fo:margin-right="0cm" fo:margin-top="0cm" fo:margin-bottom="0.141cm" style:contextual-spacing="false" fo:line-height="138%" fo:text-indent="0cm" style:auto-text-indent="false" style:writing-mode="lr-tb"/>
      <style:text-properties fo:font-weight="normal"/>
    </style:style>
    <style:style style:name="P3" style:family="paragraph" style:parent-style-name="Heading_20_3">
      <style:paragraph-properties fo:margin-left="0cm" fo:margin-right="0cm" fo:margin-top="0.494cm" fo:margin-bottom="0.141cm" style:contextual-spacing="false" fo:line-height="138%" fo:text-indent="0cm" style:auto-text-indent="false" style:writing-mode="lr-tb"/>
      <style:text-properties fo:font-weight="normal"/>
    </style:style>
    <style:style style:name="P4" style:family="paragraph" style:parent-style-name="Heading_20_3" style:list-style-name="L1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5" style:family="paragraph" style:parent-style-name="Heading_20_3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6" style:family="paragraph" style:parent-style-name="Heading_20_3" style:list-style-name="L1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7" style:family="paragraph" style:parent-style-name="Heading_20_3">
      <style:paragraph-properties fo:margin-left="0cm" fo:margin-right="0cm" fo:margin-top="0.494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bold" style:text-blinking="false" fo:background-color="transparent"/>
    </style:style>
    <style:style style:name="P8" style:family="paragraph" style:parent-style-name="Heading_20_3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weight="normal"/>
    </style:style>
    <style:style style:name="P10" style:family="paragraph" style:parent-style-name="Text_20_body" style:list-style-name="L2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11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12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5" style:family="paragraph" style:parent-style-name="Heading_20_3" style:list-style-name="L3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6" style:family="paragraph" style:parent-style-name="Heading_20_3" style:list-style-name="L3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/>
    </style:style>
    <style:style style:name="P17" style:family="paragraph" style:parent-style-name="Heading_20_3" style:list-style-name="L3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8" style:family="paragraph" style:parent-style-name="Heading_20_3">
      <style:paragraph-properties fo:margin-left="0cm" fo:margin-right="0cm" fo:margin-top="0.494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3pt" fo:font-style="normal" style:text-underline-style="none" fo:font-weight="bold" style:text-blinking="false" fo:background-color="transparent"/>
    </style:style>
    <style:style style:name="P19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weight="normal"/>
    </style:style>
    <style:style style:name="P20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4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5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25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26" style:family="paragraph" style:parent-style-name="Text_20_body">
      <style:paragraph-properties fo:margin-left="1.27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6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text-properties fo:font-weight="normal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 fo:background-color="transparent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8da1b9" loext:opacity="100%" style:text-line-through-style="none" style:text-line-through-type="none" style:font-name="Roboto Mono" fo:font-size="9.5pt" fo:font-style="normal" style:text-underline-style="none" fo:font-weight="bold" style:text-blinking="false" fo:background-color="transparent"/>
    </style:style>
    <style:style style:name="P33" style:family="paragraph" style:parent-style-name="Heading_20_3">
      <style:paragraph-properties fo:margin-left="0cm" fo:margin-right="0cm" fo:margin-top="0.494cm" fo:margin-bottom="0.14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7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7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7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bold" style:text-blinking="false"/>
    </style:style>
    <style:style style:name="P37" style:family="paragraph" style:parent-style-name="Text_20_body" style:list-style-name="L7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bold" style:text-blinking="false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39" style:family="paragraph" style:parent-style-name="Text_20_body">
      <loext:graphic-properties draw:fill="solid" draw:fill-color="#1e1f22" draw:opacity="100%"/>
      <style:paragraph-properties fo:margin-left="0cm" fo:margin-right="0cm" fo:margin-top="0cm" fo:margin-bottom="0cm" style:contextual-spacing="false" fo:line-height="138%" fo:text-indent="0cm" style:auto-text-indent="false" fo:background-color="#1e1f22" style:writing-mode="lr-tb"/>
      <style:text-properties fo:font-weight="normal"/>
    </style:style>
    <style:style style:name="P40" style:family="paragraph" style:parent-style-name="Text_20_body">
      <loext:graphic-properties draw:fill="solid" draw:fill-color="#1e1f22" draw:opacity="100%"/>
      <style:paragraph-properties fo:margin-left="0cm" fo:margin-right="0cm" fo:margin-top="0cm" fo:margin-bottom="0cm" style:contextual-spacing="false" fo:line-height="138%" fo:text-indent="0cm" style:auto-text-indent="false" fo:background-color="#1e1f22" style:writing-mode="lr-tb"/>
    </style:style>
    <style:style style:name="P41" style:family="paragraph" style:parent-style-name="Text_20_body">
      <loext:graphic-properties draw:fill="solid" draw:fill-color="#1e1f22" draw:opacity="100%"/>
      <style:paragraph-properties fo:margin-left="0cm" fo:margin-right="0cm" fo:margin-top="0cm" fo:margin-bottom="0cm" style:contextual-spacing="false" fo:line-height="138%" fo:text-indent="0cm" style:auto-text-indent="false" fo:background-color="#1e1f22" style:writing-mode="lr-tb"/>
      <style:text-properties fo:font-variant="normal" fo:text-transform="none" fo:color="#7a7e85" loext:opacity="100%" style:text-line-through-style="none" style:text-line-through-type="none" style:text-underline-style="none" style:text-blinking="false" fo:background-color="transparent"/>
    </style:style>
    <style:style style:name="P42" style:family="paragraph" style:parent-style-name="Text_20_body">
      <loext:graphic-properties draw:fill="solid" draw:fill-color="#1e1f22" draw:opacity="100%"/>
      <style:paragraph-properties fo:margin-left="0cm" fo:margin-right="0cm" fo:margin-top="0cm" fo:margin-bottom="0cm" style:contextual-spacing="false" fo:line-height="138%" fo:text-indent="0cm" style:auto-text-indent="false" fo:background-color="#1e1f22" style:writing-mode="lr-tb"/>
      <style:text-properties fo:font-variant="normal" fo:text-transform="none" fo:color="#7a7e85" loext:opacity="100%" style:text-line-through-style="none" style:text-line-through-type="none" style:font-name="Courier New" fo:font-size="10pt" fo:font-style="normal" style:text-underline-style="none" fo:font-weight="normal" style:text-blinking="false" fo:background-color="transparent"/>
    </style:style>
    <style:style style:name="P43" style:family="paragraph" style:parent-style-name="Text_20_body">
      <loext:graphic-properties draw:fill="solid" draw:fill-color="#1e1f22" draw:opacity="100%"/>
      <style:paragraph-properties fo:margin-left="0cm" fo:margin-right="0cm" fo:margin-top="0cm" fo:margin-bottom="0cm" style:contextual-spacing="false" fo:line-height="138%" fo:text-indent="0cm" style:auto-text-indent="false" fo:background-color="#1e1f22" style:writing-mode="lr-tb"/>
      <style:text-properties fo:font-variant="normal" fo:text-transform="none" fo:color="#bcbec4" loext:opacity="100%" style:text-line-through-style="none" style:text-line-through-type="none" style:text-underline-style="none" style:text-blinking="false" fo:background-color="transparent"/>
    </style:style>
    <style:style style:name="P44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9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46" style:family="paragraph" style:parent-style-name="Text_20_body" style:list-style-name="L9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47" style:family="paragraph" style:parent-style-name="Text_20_body" style:list-style-name="L9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48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188038" loext:opacity="100%" style:text-line-through-style="none" style:text-line-through-type="none" style:text-underline-style="none" style:text-blinking="false" fo:background-color="transparent"/>
    </style:style>
    <style:style style:name="P51" style:family="paragraph" style:parent-style-name="Text_20_body" style:list-style-name="L10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52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53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54" style:family="paragraph" style:parent-style-name="Text_20_body" style:list-style-name="L11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55" style:family="paragraph" style:parent-style-name="Text_20_body" style:list-style-name="L1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56" style:family="paragraph" style:parent-style-name="Text_20_body" style:list-style-name="L11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57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58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188038" loext:opacity="100%" style:text-line-through-style="none" style:text-line-through-type="none" style:text-underline-style="none" style:text-blinking="false" fo:background-color="transparent"/>
    </style:style>
    <style:style style:name="P59" style:family="paragraph" style:parent-style-name="Text_20_body" style:list-style-name="L12">
      <loext:graphic-properties draw:fill="none" draw:fill-color="#ffffff"/>
      <style:paragraph-properties fo:margin-left="0cm" fo:margin-right="0cm" fo:margin-top="0.423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60" style:family="paragraph" style:parent-style-name="Text_20_body" style:list-style-name="L13">
      <loext:graphic-properties draw:fill="none" draw:fill-color="#ffffff"/>
      <style:paragraph-properties fo:margin-left="0cm" fo:margin-right="0cm" fo:margin-top="0.423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61" style:family="paragraph" style:parent-style-name="Text_20_body" style:list-style-name="L14">
      <loext:graphic-properties draw:fill="none" draw:fill-color="#ffffff"/>
      <style:paragraph-properties fo:margin-left="0cm" fo:margin-right="0cm" fo:margin-top="0.423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62" style:family="paragraph" style:parent-style-name="Text_20_body" style:list-style-name="L15">
      <loext:graphic-properties draw:fill="none" draw:fill-color="#ffffff"/>
      <style:paragraph-properties fo:margin-left="0cm" fo:margin-right="0cm" fo:margin-top="0.423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2" fo:font-size="13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2" fo:font-size="13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188038" loext:opacity="100%" style:text-line-through-style="none" style:text-line-through-type="none" style:font-name="Roboto Mono" fo:font-size="13pt" fo:font-style="normal" style:text-underline-style="none" style:text-blinking="false"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font-weight="bold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style:font-name="Arial2" fo:font-size="11pt" fo:font-style="normal" fo:font-weight="normal"/>
    </style:style>
    <style:style style:name="T10" style:family="text">
      <style:text-properties fo:font-weight="normal" fo:background-color="transparent" loext:char-shading-value="0"/>
    </style:style>
    <style:style style:name="T11" style:family="text">
      <style:text-properties fo:color="#188038" loext:opacity="100%" style:font-name="Roboto Mono" fo:font-weight="normal" fo:background-color="transparent" loext:char-shading-value="0"/>
    </style:style>
    <style:style style:name="T12" style:family="text">
      <style:text-properties fo:font-variant="normal" fo:text-transform="none" fo:color="#188038" loext:opacity="100%" style:text-line-through-style="none" style:text-line-through-type="none" style:font-name="Roboto Mono" fo:font-size="13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e3eaf2" loext:opacity="100%" style:text-line-through-style="none" style:text-line-through-type="none" style:font-name="Roboto Mono" fo:font-size="9.5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c699e3" loext:opacity="100%" style:text-line-through-style="none" style:text-line-through-type="none" style:font-name="Roboto Mono" fo:font-size="9.5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91d076" loext:opacity="100%" style:text-line-through-style="none" style:text-line-through-type="none" style:font-name="Roboto Mono" fo:font-size="9.5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8da1b9" loext:opacity="100%" style:text-line-through-style="none" style:text-line-through-type="none" style:font-name="Roboto Mono" fo:font-size="9.5pt" fo:font-style="normal" style:text-underline-style="none" fo:font-weight="bold" style:text-blinking="false" fo:background-color="transparent" loext:char-shading-value="0"/>
    </style:style>
    <style:style style:name="T18" style:family="text">
      <style:text-properties fo:font-variant="normal" fo:text-transform="none" fo:color="#6cb8e6" loext:opacity="100%" style:text-line-through-style="none" style:text-line-through-type="none" style:font-name="Roboto Mono" fo:font-size="9.5pt" fo:font-style="normal" style:text-underline-style="none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e9ae7e" loext:opacity="100%" style:text-line-through-style="none" style:text-line-through-type="none" style:font-name="Roboto Mono" fo:font-size="9.5pt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Roboto Mono" fo:font-size="9.5pt" fo:font-style="normal" style:text-underline-style="none" fo:font-weight="bold" style:text-blinking="false" fo:background-color="transparent" loext:char-shading-value="0"/>
    </style:style>
    <style:style style:name="T21" style:family="text">
      <style:text-properties fo:font-variant="normal" fo:text-transform="none" fo:color="#cf8e6d" loext:opacity="100%" style:text-line-through-style="none" style:text-line-through-type="none" style:font-name="Courier New" fo:font-size="10pt" fo:font-style="normal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bcbec4" loext:opacity="100%" style:text-line-through-style="none" style:text-line-through-type="none" style:font-name="Courier New" fo:font-size="10pt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bcbec4" loext:opacity="100%" style:text-line-through-style="none" style:text-line-through-type="none" style:font-name="Courier New" fo:font-size="10pt" fo:font-style="italic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bcbec4" loext:opacity="100%" style:text-line-through-style="none" style:text-line-through-type="none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cf8e6d" loext:opacity="100%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bcbec4" loext:opacity="100%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c77dbb" loext:opacity="100%" style:text-line-through-style="none" style:text-line-through-type="none" style:font-name="Courier New" fo:font-size="10pt" fo:font-style="italic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6aab73" loext:opacity="100%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7a7e85" loext:opacity="100%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30" style:family="text">
      <style:text-properties style:font-name="Courier New" fo:font-size="10pt" fo:font-style="normal" fo:font-weight="normal"/>
    </style:style>
    <style:style style:name="T31" style:family="text">
      <style:text-properties fo:font-variant="normal" fo:text-transform="none" fo:color="#7a7e85" loext:opacity="100%" style:text-line-through-style="none" style:text-line-through-type="none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fo:color="#b3ae60" loext:opacity="100%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33" style:family="text">
      <style:text-properties fo:font-variant="normal" fo:text-transform="none" fo:color="#b3ae60" loext:opacity="100%" style:text-line-through-style="none" style:text-line-through-type="none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fo:color="#56a8f5" loext:opacity="100%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35" style:family="text">
      <style:text-properties fo:font-variant="normal" fo:text-transform="none" fo:color="#bcbec4" loext:opacity="100%" style:text-line-through-style="none" style:text-line-through-type="none" style:font-name="Courier New" fo:font-size="10pt" fo:font-style="italic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fo:color="#2aacb8" loext:opacity="100%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37" style:family="text">
      <style:text-properties fo:font-variant="normal" fo:text-transform="none" fo:color="#b3ae60" loext:opacity="100%" style:text-line-through-style="none" style:text-line-through-type="none" style:font-name="Courier New" fo:font-size="10pt" fo:font-style="normal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56a8f5" loext:opacity="100%" style:text-line-through-style="none" style:text-line-through-type="none" style:font-name="Courier New" fo:font-size="10pt" fo:font-style="normal" style:text-underline-style="none" style:text-blinking="false" fo:background-color="transparent" loext:char-shading-value="0"/>
    </style:style>
    <style:style style:name="T39" style:family="text">
      <style:text-properties fo:color="#188038" loext:opacity="100%" style:font-name="Roboto Mono" fo:background-color="transparent" loext:char-shading-value="0"/>
    </style:style>
    <style:style style:name="T40" style:family="text">
      <style:text-properties style:font-name="Roboto Mono" fo:font-size="11pt" fo:font-style="normal" fo:font-weight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42" style:family="text">
      <style:text-properties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docs-internal-guid-16af6c8e-7fff-b8b5-9f60-cfda1787f30a"/>Given()</text:h>
      <text:h text:style-name="P2" text:outline-level="3"><text:span text:style-name="T1">Статичный метод, с него начинаются все запросы по HTTP-протоколу. Метод </text:span><text:span text:style-name="T2">given </text:span><text:span text:style-name="T1">- </text:span><text:span text:style-name="T2">возвращает </text:span><text:span text:style-name="T1">нам класс </text:span><text:span text:style-name="T2">RequestSpecification</text:span></text:h>
      <text:h text:style-name="P3" text:outline-level="3"><text:span text:style-name="T3">1. RequestSpecification </text:span><text:span text:style-name="T4">(возвращается from </text:span><text:span text:style-name="T5">given()</text:span><text:span text:style-name="T4">)</text:span></text:h>
      <text:list text:style-name="L1">
        <text:list-item>
          <text:list>
            <text:list-item>
              <text:list>
                <text:list-item>
                  <text:h text:style-name="P4" text:outline-level="3"><text:span text:style-name="T6">Определяет </text:span><text:span text:style-name="T7">настройки запроса</text:span><text:span text:style-name="T6">: URL, заголовки, параметры, тело запроса, куки, аутентификацию и т.д.</text:span></text:h>
                </text:list-item>
                <text:list-item>
                  <text:h text:style-name="P5" text:outline-level="3"><text:span text:style-name="T6">Фактически, это </text:span><text:span text:style-name="T7">шаблон </text:span><text:span text:style-name="T6">или спецификация </text:span><text:span text:style-name="T7">того</text:span><text:span text:style-name="T6">, как должен </text:span><text:span text:style-name="T7">выглядеть HTTP-запрос.</text:span></text:h>
                </text:list-item>
                <text:list-item>
                  <text:h text:style-name="P6" text:outline-level="3"><text:span text:style-name="T6">Ты настраиваешь, </text:span><text:span text:style-name="T7">что </text:span><text:span text:style-name="T6">именно </text:span><text:span text:style-name="T7">будет отправлено серверу</text:span><text:span text:style-name="T6">.</text:span></text:h>
                </text:list-item>
              </text:list>
            </text:list-item>
          </text:list>
        </text:list-item>
      </text:list>
      <text:h text:style-name="P7" text:outline-level="3">When()</text:h>
      <text:h text:style-name="P3" text:outline-level="3"><text:span text:style-name="T1">Описание того, как мы будем это делать. То есть, какие методы будут использоваться (Post, Get, Put, Delete):<text:line-break/></text:span><text:span text:style-name="T8">                </text:span><text:span text:style-name="T1">.header("x-api-key", API_KEY)</text:span></text:h>
      <text:h text:style-name="P8" text:outline-level="3">                <text:span text:style-name="T9">.contentType(ContentType.JSON)</text:span></text:h>
      <text:h text:style-name="P8" text:outline-level="3">                <text:span text:style-name="T9">.get("api/users?page=2")</text:span></text:h>
      <text:p text:style-name="P9"><text:span text:style-name="T2">when.get</text:span><text:span text:style-name="T8"> </text:span><text:span text:style-name="T1">- </text:span><text:span text:style-name="T2">возвращает </text:span><text:span text:style-name="T1">нам класс </text:span><text:span text:style-name="T2">ResponseSpecification</text:span><text:span text:style-name="T1">, методы которого мы можем дергать </text:span><text:span text:style-name="T2">до вызова then</text:span></text:p>
      <text:h text:style-name="P3" text:outline-level="3"><text:span text:style-name="T3">2. ResponseSpecification </text:span><text:span text:style-name="T4">(может возвращаться из </text:span><text:span text:style-name="T5">when()</text:span><text:span text:style-name="T8"> </text:span><text:span text:style-name="T4">в некоторых случаях, но чаще Response </text:span></text:h>
      <text:list text:style-name="L2">
        <text:list-item>
          <text:p text:style-name="P10"><text:span text:style-name="T6">Определяет </text:span><text:span text:style-name="T7">ожидания </text:span><text:span text:style-name="T6">по ответу, например: </text:span><text:span text:style-name="T7">код статуса, заголовки, время отклика.</text:span></text:p>
        </text:list-item>
        <text:list-item>
          <text:p text:style-name="P11"><text:span text:style-name="T6">Используется для </text:span><text:span text:style-name="T7">проверки </text:span><text:span text:style-name="T6">стандартных </text:span><text:span text:style-name="T7">требований </text:span><text:span text:style-name="T6">к ответу, чтобы не дублировать код.</text:span></text:p>
        </text:list-item>
        <text:list-item>
          <text:p text:style-name="P12"><text:span text:style-name="T10">Но чаще после </text:span><text:span text:style-name="T11">when()</text:span><text:span text:style-name="T6"> </text:span><text:span text:style-name="T10">сразу идёт </text:span><text:span text:style-name="T11">then()</text:span><text:span text:style-name="T10">, который возвращает </text:span><text:span text:style-name="T6">ValidatableResponse</text:span><text:span text:style-name="T10">.</text:span></text:p>
        </text:list-item>
      </text:list>
      <text:p text:style-name="P13">Then()</text:p>
      <text:p text:style-name="P14">Описывается, что мы будем с этим делать. Например: проверить что пришло из GET-запроса (статус ошибки)</text:p>
      <text:p text:style-name="P14">then - возвращает класс ValidatableRespnse, в котором есть методы для проверки результата </text:p>
      <text:h text:style-name="P3" text:outline-level="3"><text:soft-page-break/><text:span text:style-name="T3">3. ValidatableResponse (возвращается из </text:span><text:span text:style-name="T12">then()</text:span><text:span text:style-name="T3">)</text:span></text:h>
      <text:list text:style-name="L3">
        <text:list-item>
          <text:list>
            <text:list-item>
              <text:list>
                <text:list-item>
                  <text:h text:style-name="P15" text:outline-level="3">Позволяет проводить валидацию ответа — проверять код статуса, тело, заголовки и другие свойства ответа.</text:h>
                </text:list-item>
                <text:list-item>
                  <text:h text:style-name="P16" text:outline-level="3"><text:span text:style-name="T10">Методы из этого класса — </text:span><text:span text:style-name="T11">statusCode()</text:span><text:span text:style-name="T10">, </text:span><text:span text:style-name="T11">body()</text:span><text:span text:style-name="T10">, </text:span><text:span text:style-name="T11">header()</text:span><text:span text:style-name="T6"> </text:span><text:span text:style-name="T10">и другие — помогают формировать проверки.</text:span></text:h>
                </text:list-item>
                <text:list-item>
                  <text:h text:style-name="P17" text:outline-level="3">Позволяет писать цепочки проверок читабельно и удобно.</text:h>
                </text:list-item>
              </text:list>
            </text:list-item>
          </text:list>
        </text:list-item>
      </text:list>
      <text:h text:style-name="P18" text:outline-level="3">2. Сериализация и десериализация (в контексте RestAssured и POJO)</text:h>
      <text:p text:style-name="P19"><text:span text:style-name="T2">Object-mapper<text:line-break/>Open-APi, был контракт, был генератор, который гненерил DTO. Если не было контрактов - дописывал класс вручную. Если было сложно - ичспользовать автогенераицию </text:span></text:p>
      <text:p text:style-name="P20">POJO (Plain Old Java Object) — это обычный Java-класс без особых зависимостей или аннотаций, который:</text:p>
      <text:list text:style-name="L4">
        <text:list-item>
          <text:p text:style-name="P21">содержит поля (переменные класса),</text:p>
        </text:list-item>
        <text:list-item>
          <text:p text:style-name="P22">обычно имеет геттеры/сеттеры,</text:p>
        </text:list-item>
        <text:list-item>
          <text:p text:style-name="P22">может иметь конструкторы, toString(), equals(), hashCode(),</text:p>
        </text:list-item>
        <text:list-item>
          <text:p text:style-name="P23">не наследуется от каких-то специфических фреймворков.</text:p>
        </text:list-item>
      </text:list>
      <text:p text:style-name="Text_20_body"/>
      <text:list text:style-name="L5">
        <text:list-item>
          <text:p text:style-name="P24"><text:span text:style-name="T7">Сериализация</text:span><text:span text:style-name="T6"> — это процесс преобразования объекта в формат, удобный для передачи или хранения (например, в JSON или XML).</text:span></text:p>
        </text:list-item>
        <text:list-item>
          <text:p text:style-name="P25"><text:span text:style-name="T7">Десериализация</text:span><text:span text:style-name="T6"> — обратный процесс — преобразование данных из JSON/XML обратно в объект Java (POJO).</text:span></text:p>
        </text:list-item>
      </text:list>
      <text:p text:style-name="P26">В тестировании API с RestAssured часто получаем ответ в формате JSON и преобразуем его в POJO (десериализация), чтобы удобно работать с данными в коде.</text:p>
      <text:p text:style-name="P26">Аналогично, чтобы отправить объект в запросе (POST/PUT), мы сериализуем POJO в JSON.</text:p>
      <text:h text:style-name="P18" text:outline-level="3"><text:soft-page-break/>Зачем это нужно?</text:h>
      <text:list text:style-name="L6">
        <text:list-item>
          <text:p text:style-name="P27">Упрощает работу с данными: вместо парсинга JSON вручную, можно использовать объекты с полями и методами.</text:p>
        </text:list-item>
        <text:list-item>
          <text:p text:style-name="P28">Позволяет автоматически проверять, что данные приходят и отправляются в нужном формате и с правильными значениями.</text:p>
        </text:list-item>
        <text:list-item>
          <text:p text:style-name="P29">Повышает читаемость и поддержку тестов.</text:p>
        </text:list-item>
      </text:list>
      <text:p text:style-name="P30"><text:line-break/></text:p>
      <text:p text:style-name="P31">Базовые команды RestAssured</text:p>
      <text:p text:style-name="P31">для работы с JSON:</text:p>
      <text:p text:style-name="P32">// Основные методы для извлечения данных из JSON</text:p>
      <text:p text:style-name="P9"><text:span text:style-name="T13">.</text:span><text:span text:style-name="T14">jsonPath</text:span><text:span text:style-name="T13">().</text:span><text:span text:style-name="T14">getString</text:span><text:span text:style-name="T13">(</text:span><text:span text:style-name="T15">"path.to.element"</text:span><text:span text:style-name="T13">)</text:span><text:span text:style-name="T16">  </text:span><text:span text:style-name="T17">// получить String значение</text:span></text:p>
      <text:p text:style-name="P9"><text:span text:style-name="T13">.</text:span><text:span text:style-name="T14">jsonPath</text:span><text:span text:style-name="T13">().</text:span><text:span text:style-name="T14">getInt</text:span><text:span text:style-name="T13">(</text:span><text:span text:style-name="T15">"path.to.element"</text:span><text:span text:style-name="T13">)</text:span><text:span text:style-name="T16">    </text:span><text:span text:style-name="T17">// получить int значение</text:span></text:p>
      <text:p text:style-name="P9"><text:span text:style-name="T13">.</text:span><text:span text:style-name="T14">jsonPath</text:span><text:span text:style-name="T13">().</text:span><text:span text:style-name="T14">getList</text:span><text:span text:style-name="T13">(</text:span><text:span text:style-name="T15">"path.to.element"</text:span><text:span text:style-name="T13">)</text:span><text:span text:style-name="T16">   </text:span><text:span text:style-name="T17">// получить List значений</text:span></text:p>
      <text:p text:style-name="P9"><text:span text:style-name="T13">.</text:span><text:span text:style-name="T14">jsonPath</text:span><text:span text:style-name="T13">().</text:span><text:span text:style-name="T14">getObject</text:span><text:span text:style-name="T13">(</text:span><text:span text:style-name="T15">"path.to.element"</text:span><text:span text:style-name="T13">,</text:span><text:span text:style-name="T16"> </text:span><text:span text:style-name="T18">Class</text:span><text:span text:style-name="T13">.</text:span><text:span text:style-name="T19">class</text:span><text:span text:style-name="T13">)</text:span><text:span text:style-name="T16"> </text:span><text:span text:style-name="T17">// получить объект</text:span></text:p>
      <text:p text:style-name="Text_20_body"/>
      <text:p text:style-name="P32">// Основные методы для проверок</text:p>
      <text:p text:style-name="P9"><text:span text:style-name="T13">.</text:span><text:span text:style-name="T14">then</text:span><text:span text:style-name="T13">().</text:span><text:span text:style-name="T14">body</text:span><text:span text:style-name="T13">(</text:span><text:span text:style-name="T15">"path.to.element"</text:span><text:span text:style-name="T13">,</text:span><text:span text:style-name="T16"> </text:span><text:span text:style-name="T14">equalTo</text:span><text:span text:style-name="T13">(</text:span><text:span text:style-name="T20">expectedValue</text:span><text:span text:style-name="T13">))</text:span><text:span text:style-name="T16"> </text:span><text:span text:style-name="T17">// проверка равенства</text:span></text:p>
      <text:p text:style-name="P9"><text:span text:style-name="T13">.</text:span><text:span text:style-name="T14">then</text:span><text:span text:style-name="T13">().</text:span><text:span text:style-name="T14">body</text:span><text:span text:style-name="T13">(</text:span><text:span text:style-name="T15">"path.to.element"</text:span><text:span text:style-name="T13">,</text:span><text:span text:style-name="T16"> </text:span><text:span text:style-name="T14">hasItems</text:span><text:span text:style-name="T13">(</text:span><text:span text:style-name="T15">"val1"</text:span><text:span text:style-name="T13">,</text:span><text:span text:style-name="T16"> </text:span><text:span text:style-name="T15">"val2"</text:span><text:span text:style-name="T13">))</text:span><text:span text:style-name="T16"> </text:span><text:span text:style-name="T17">// проверка наличия значений</text:span></text:p>
      <text:p text:style-name="P9"><text:span text:style-name="T13">.</text:span><text:span text:style-name="T14">then</text:span><text:span text:style-name="T13">().</text:span><text:span text:style-name="T14">body</text:span><text:span text:style-name="T13">(</text:span><text:span text:style-name="T15">"path.to.element"</text:span><text:span text:style-name="T13">,</text:span><text:span text:style-name="T16"> </text:span><text:span text:style-name="T14">notNullValue</text:span><text:span text:style-name="T13">())</text:span><text:span text:style-name="T16"> </text:span><text:span text:style-name="T17">// проверка что не null</text:span></text:p>
      <text:p text:style-name="P9"><text:span text:style-name="T13">.</text:span><text:span text:style-name="T14">then</text:span><text:span text:style-name="T13">().</text:span><text:span text:style-name="T14">body</text:span><text:span text:style-name="T13">(</text:span><text:span text:style-name="T15">"path.to.element.size()"</text:span><text:span text:style-name="T13">,</text:span><text:span text:style-name="T16"> </text:span><text:span text:style-name="T14">equalTo</text:span><text:span text:style-name="T13">(</text:span><text:span text:style-name="T20">expectedSize</text:span><text:span text:style-name="T13">))</text:span><text:span text:style-name="T16"> </text:span><text:span text:style-name="T17">// проверка размера массива</text:span></text:p>
      <text:p text:style-name="P30"><text:line-break/><text:line-break/></text:p>
      <text:p text:style-name="P31">Задачи</text:p>
      <text:p text:style-name="P30"><text:line-break/></text:p>
      <text:p text:style-name="P13">Пример с работы</text:p>
      <text:h text:style-name="P33" text:outline-level="3">Объяснения:</text:h>
      <text:list text:style-name="L7">
        <text:list-item>
          <text:p text:style-name="P34">DTO — обычный POJO класс, который Rest Assured сериализует в JSON при отправке в теле запроса.</text:p>
        </text:list-item>
        <text:list-item>
          <text:p text:style-name="P35">В тестах:</text:p>
          <text:list>
            <text:list-item>
              <text:p text:style-name="P36"><text:span text:style-name="T11">given()</text:span><text:span text:style-name="T6"> — </text:span><text:span text:style-name="T10">задаём заголовки, тело запроса</text:span></text:p>
            </text:list-item>
            <text:list-item>
              <text:p text:style-name="P36"><text:span text:style-name="T11">when()</text:span><text:span text:style-name="T6"> — </text:span><text:span text:style-name="T10">действие, например, POST или GET</text:span></text:p>
            </text:list-item>
            <text:list-item>
              <text:p text:style-name="P36"><text:soft-page-break/><text:span text:style-name="T11">then()</text:span><text:span text:style-name="T6"> — </text:span><text:span text:style-name="T10">проверки ответа (код, тело, заголовки)</text:span></text:p>
            </text:list-item>
          </text:list>
        </text:list-item>
        <text:list-item>
          <text:p text:style-name="P36"><text:span text:style-name="T10">Для POST в </text:span><text:span text:style-name="T11">createDriverTest()</text:span><text:span text:style-name="T6"> </text:span><text:span text:style-name="T10">отправляем новый объект водителя и проверяем, что сервер вернул 201 и нужные данные</text:span></text:p>
        </text:list-item>
        <text:list-item>
          <text:p text:style-name="P36"><text:span text:style-name="T10">В </text:span><text:span text:style-name="T11">getDriverByIdTest()</text:span><text:span text:style-name="T6"> — </text:span><text:span text:style-name="T10">делаем GET по id и проверяем поля ответа</text:span></text:p>
        </text:list-item>
        <text:list-item>
          <text:p text:style-name="P37"><text:span text:style-name="T11">baseURI</text:span><text:span text:style-name="T6"> </text:span><text:span text:style-name="T10">и </text:span><text:span text:style-name="T11">basePath</text:span><text:span text:style-name="T6"> — </text:span><text:span text:style-name="T10">задаются глобально для удобства</text:span></text:p>
        </text:list-item>
      </text:list>
      <text:p text:style-name="Text_20_body"/>
      <text:p text:style-name="P14">public class DriverApiTest {</text:p>
      <text:p text:style-name="Text_20_body"/>
      <text:p text:style-name="P38">    <text:span text:style-name="T9">@BeforeAll</text:span></text:p>
      <text:p text:style-name="P38">    <text:span text:style-name="T9">static void setup() {</text:span></text:p>
      <text:p text:style-name="P38">        <text:span text:style-name="T9">RestAssured.baseURI = "https://api.insapp.example.com";  // базовый URL</text:span></text:p>
      <text:p text:style-name="P38">        <text:span text:style-name="T9">RestAssured.basePath = "/drivers";                      // базовый путь для драйверов</text:span></text:p>
      <text:p text:style-name="P38">    <text:span text:style-name="T9">}</text:span></text:p>
      <text:p text:style-name="Text_20_body"/>
      <text:p text:style-name="P38">    <text:span text:style-name="T9">@Test</text:span></text:p>
      <text:p text:style-name="P38">    <text:span text:style-name="T9">void createDriverTest() {</text:span></text:p>
      <text:p text:style-name="P38">        <text:span text:style-name="T9">Driver newDriver = new Driver(</text:span></text:p>
      <text:p text:style-name="P38">            <text:span text:style-name="T9">"Иванов Иван Иванович",</text:span></text:p>
      <text:p text:style-name="P38">            <text:span text:style-name="T9">"1985-03-15",</text:span></text:p>
      <text:p text:style-name="P38">            <text:span text:style-name="T9">"2010-01-01",</text:span></text:p>
      <text:p text:style-name="P38">            <text:span text:style-name="T9">"г. Москва, ул. Ленина, д.1",</text:span></text:p>
      <text:p text:style-name="P38">            <text:span text:style-name="T9">true,</text:span></text:p>
      <text:p text:style-name="P38">            <text:span text:style-name="T9">false,</text:span></text:p>
      <text:p text:style-name="P38">            <text:span text:style-name="T9">true,</text:span></text:p>
      <text:p text:style-name="P38">            <text:span text:style-name="T9">false</text:span></text:p>
      <text:p text:style-name="P38">        <text:span text:style-name="T9">);</text:span></text:p>
      <text:p text:style-name="Text_20_body"/>
      <text:p text:style-name="P38">        <text:span text:style-name="T9">given()</text:span></text:p>
      <text:p text:style-name="P38">            <text:span text:style-name="T9">.contentType(ContentType.JSON)</text:span></text:p>
      <text:p text:style-name="P38">            <text:span text:style-name="T9">.body(newDriver)</text:span></text:p>
      <text:p text:style-name="P38">        <text:span text:style-name="T9">.when()</text:span></text:p>
      <text:p text:style-name="P38">            <text:span text:style-name="T9">.post()</text:span></text:p>
      <text:p text:style-name="P38">        <text:span text:style-name="T9">.then()</text:span></text:p>
      <text:p text:style-name="P38">            <text:span text:style-name="T9">.statusCode(201)</text:span></text:p>
      <text:p text:style-name="P38">            <text:span text:style-name="T9">.body("fullName", equalTo("Иванов Иван Иванович"))</text:span></text:p>
      <text:p text:style-name="P38">            <text:span text:style-name="T9">.body("knowYear", equalTo(true))</text:span></text:p>
      <text:p text:style-name="P38"><text:soft-page-break/>            <text:span text:style-name="T9">.body("rightsChanged", equalTo(false))</text:span></text:p>
      <text:p text:style-name="P38">            <text:span text:style-name="T9">.body("isOwner", equalTo(true))</text:span></text:p>
      <text:p text:style-name="P38">            <text:span text:style-name="T9">.body("isInsurer", equalTo(false));</text:span></text:p>
      <text:p text:style-name="P38">    <text:span text:style-name="T9">}</text:span></text:p>
      <text:p text:style-name="Text_20_body"/>
      <text:p text:style-name="P38">    <text:span text:style-name="T9">@Test</text:span></text:p>
      <text:p text:style-name="P38">    <text:span text:style-name="T9">void getDriverByIdTest() {</text:span></text:p>
      <text:p text:style-name="P38">        <text:span text:style-name="T9">int driverId = 123;  // пример id</text:span></text:p>
      <text:p text:style-name="Text_20_body"/>
      <text:p text:style-name="P38">        <text:span text:style-name="T9">given()</text:span></text:p>
      <text:p text:style-name="P38">            <text:span text:style-name="T9">.pathParam("id", driverId)</text:span></text:p>
      <text:p text:style-name="P38">        <text:span text:style-name="T9">.when()</text:span></text:p>
      <text:p text:style-name="P38">            <text:span text:style-name="T9">.get("/{id}")</text:span></text:p>
      <text:p text:style-name="P38">        <text:span text:style-name="T9">.then()</text:span></text:p>
      <text:p text:style-name="P38">            <text:span text:style-name="T9">.statusCode(200)</text:span></text:p>
      <text:p text:style-name="P38">            <text:span text:style-name="T9">.body("id", equalTo(driverId))</text:span></text:p>
      <text:p text:style-name="P38">            <text:span text:style-name="T9">.body("fullName", not(emptyString()))</text:span></text:p>
      <text:p text:style-name="P38">            <text:span text:style-name="T9">.body("birthDate", not(emptyString()));</text:span></text:p>
      <text:p text:style-name="P38">    <text:span text:style-name="T9">}</text:span></text:p>
      <text:p text:style-name="P14">}</text:p>
      <text:p text:style-name="P30"><text:line-break/></text:p>
      <text:p text:style-name="P39"><text:span text:style-name="T21">import </text:span><text:span text:style-name="T22">java.util.List;</text:span></text:p>
      <text:p text:style-name="P40"/>
      <text:p text:style-name="P39"><text:span text:style-name="T21">import static </text:span><text:span text:style-name="T22">io.restassured.RestAssured.</text:span><text:span text:style-name="T23">given</text:span><text:span text:style-name="T22">;</text:span></text:p>
      <text:p text:style-name="P40"/>
      <text:p text:style-name="P39"><text:span text:style-name="T21">public class </text:span><text:span text:style-name="T22">ReqresTest {</text:span></text:p>
      <text:p text:style-name="P40"><text:span text:style-name="T24">   </text:span><text:span text:style-name="T25">private final static </text:span><text:span text:style-name="T26">String </text:span><text:span text:style-name="T27">API_KEY </text:span><text:span text:style-name="T26">= </text:span><text:span text:style-name="T28">"reqres-free-v1"</text:span><text:span text:style-name="T26">;</text:span></text:p>
      <text:p text:style-name="P40"><text:span text:style-name="T24">   </text:span><text:span text:style-name="T29">/*</text:span></text:p>
      <text:p text:style-name="P41">       <text:span text:style-name="T30">Test 1</text:span></text:p>
      <text:p text:style-name="P41">       <text:span text:style-name="T30">1. Используя сервис https://reqres.in/ получить список пользователей со второй (2) страницы</text:span></text:p>
      <text:p text:style-name="P41">       <text:span text:style-name="T30">2. Убедиться, что имена файлов-аватара пользователей совпадают</text:span></text:p>
      <text:p text:style-name="P41">       <text:span text:style-name="T30">3. Убедиться, что email пользователей имеет окончание reqres.in;</text:span></text:p>
      <text:p text:style-name="P40"/>
      <text:p text:style-name="P42">*/</text:p>
      <text:p text:style-name="P40"><text:span text:style-name="T31">   </text:span><text:span text:style-name="T32">@Before</text:span></text:p>
      <text:p text:style-name="P40"><text:span text:style-name="T33">   </text:span><text:span text:style-name="T25">public void </text:span><text:span text:style-name="T34">setup</text:span><text:span text:style-name="T26">() {</text:span></text:p>
      <text:p text:style-name="P40"><text:soft-page-break/><text:span text:style-name="T24">       </text:span><text:span text:style-name="T26">RestAssured.</text:span><text:span text:style-name="T27">baseURI </text:span><text:span text:style-name="T26">= </text:span><text:span text:style-name="T28">"https://reqres.in"</text:span><text:span text:style-name="T26">;</text:span></text:p>
      <text:p text:style-name="P40"><text:span text:style-name="T24">       </text:span><text:span text:style-name="T26">RestAssured.</text:span><text:span text:style-name="T35">enableLoggingOfRequestAndResponseIfValidationFails</text:span><text:span text:style-name="T26">(); </text:span><text:span text:style-name="T29">// Полезно для дебага</text:span></text:p>
      <text:p text:style-name="P40"><text:span text:style-name="T31">   </text:span><text:span text:style-name="T26">}</text:span></text:p>
      <text:p text:style-name="P40"/>
      <text:p text:style-name="P40"><text:span text:style-name="T24">   </text:span><text:span text:style-name="T32">@Test</text:span></text:p>
      <text:p text:style-name="P40"><text:span text:style-name="T33">   </text:span><text:span text:style-name="T25">public void </text:span><text:span text:style-name="T34">checkAvatarAndIdTest</text:span><text:span text:style-name="T26">() {</text:span></text:p>
      <text:p text:style-name="P40"/>
      <text:p text:style-name="P40"><text:span text:style-name="T24">       </text:span><text:span text:style-name="T29">// when - идет описание, как мы будем это делать. То есть какие методы будут использоваться (Post, Get, Put, Delete).</text:span></text:p>
      <text:p text:style-name="P41">       <text:span text:style-name="T30">// then - пишем, что мы будем с этим делать. Например, проверить, что пришло из гет запроса (статус ошибки)</text:span></text:p>
      <text:p text:style-name="P40"><text:span text:style-name="T31">       </text:span><text:span text:style-name="T26">List&lt;UserData&gt; users = </text:span><text:span text:style-name="T35">given</text:span><text:span text:style-name="T26">() </text:span><text:span text:style-name="T29">// статичный метод в restAssured. С него начинаются все запросы по HTTP-протоколу</text:span></text:p>
      <text:p text:style-name="P40"><text:span text:style-name="T31">               </text:span><text:span text:style-name="T26">.when()</text:span></text:p>
      <text:p text:style-name="P40"><text:span text:style-name="T24">               </text:span><text:span text:style-name="T26">.header(</text:span><text:span text:style-name="T28">"x-api-key"</text:span><text:span text:style-name="T26">, </text:span><text:span text:style-name="T27">API_KEY</text:span><text:span text:style-name="T26">)</text:span></text:p>
      <text:p text:style-name="P40"><text:span text:style-name="T24">               </text:span><text:span text:style-name="T26">.contentType(ContentType.</text:span><text:span text:style-name="T27">JSON</text:span><text:span text:style-name="T26">)</text:span></text:p>
      <text:p text:style-name="P40"><text:span text:style-name="T24">               </text:span><text:span text:style-name="T26">.get(</text:span><text:span text:style-name="T28">"api/users?page=2"</text:span><text:span text:style-name="T26">)</text:span></text:p>
      <text:p text:style-name="P43">               <text:span text:style-name="T30">.then().log().all()</text:span></text:p>
      <text:p text:style-name="P40"><text:span text:style-name="T24">               </text:span><text:span text:style-name="T26">.extract().body().jsonPath().getList(</text:span><text:span text:style-name="T28">"data"</text:span><text:span text:style-name="T26">, UserData.</text:span><text:span text:style-name="T25">class</text:span><text:span text:style-name="T26">);</text:span></text:p>
      <text:p text:style-name="P40"><text:span text:style-name="T24">       </text:span><text:span text:style-name="T26">users.forEach(x-&gt; Assert.</text:span><text:span text:style-name="T35">assertTrue</text:span><text:span text:style-name="T26">(x.getAvatar().contains(x.getId().toString())));</text:span></text:p>
      <text:p text:style-name="P40"><text:span text:style-name="T24">       </text:span><text:span text:style-name="T26">Assert.</text:span><text:span text:style-name="T35">assertTrue</text:span><text:span text:style-name="T26">(users.stream().allMatch(x-&gt;x.getEmail().endsWith(</text:span><text:span text:style-name="T28">"@reqres.in"</text:span><text:span text:style-name="T26">)));</text:span></text:p>
      <text:p text:style-name="P40"><text:span text:style-name="T24">       </text:span><text:span text:style-name="T25">int </text:span><text:span text:style-name="T26">i = </text:span><text:span text:style-name="T36">0</text:span><text:span text:style-name="T26">;</text:span></text:p>
      <text:p text:style-name="P43">   <text:span text:style-name="T30">}</text:span></text:p>
      <text:p text:style-name="P30"><text:line-break/><text:line-break/><text:line-break/><text:line-break/><text:line-break/></text:p>
      <text:p text:style-name="P9"><text:span text:style-name="T1">Получить список элементов:<text:line-break/><text:line-break/></text:span><text:span text:style-name="T37">@Test</text:span></text:p>
      <text:p text:style-name="P39"><text:span text:style-name="T21">public void </text:span><text:span text:style-name="T38">getUsers</text:span><text:span text:style-name="T22">() {</text:span></text:p>
      <text:p text:style-name="P40"/>
      <text:p text:style-name="P40"/>
      <text:p text:style-name="P40"><text:span text:style-name="T24">   </text:span><text:span text:style-name="T35">given</text:span><text:span text:style-name="T26">()</text:span></text:p>
      <text:p text:style-name="P40"><text:span text:style-name="T24">           </text:span><text:span text:style-name="T26">.when().get(</text:span><text:span text:style-name="T28">"https://reqres.in/api/users?page=2"</text:span><text:span text:style-name="T26">)</text:span></text:p>
      <text:p text:style-name="P43"><text:soft-page-break/>           <text:span text:style-name="T30">.prettyPrint();</text:span></text:p>
      <text:p text:style-name="Text_20_body"/>
      <text:p text:style-name="P14">PrettyPrint используется для удобного, отформатированного вывода JSON-ответов API в консоль, что делает их более читаемыми и помогает в отладке</text:p>
      <text:p text:style-name="P30"><text:line-break/><text:line-break/></text:p>
      <text:p text:style-name="P9"><text:span text:style-name="T1">Для чего нужен метод options() - используется для того, чтобы </text:span><text:span text:style-name="T2">узнать</text:span><text:span text:style-name="T1">, какие </text:span><text:span text:style-name="T2">методы поддерживает сервер </text:span><text:span text:style-name="T1">в данном </text:span><text:span text:style-name="T2">endpoint</text:span></text:p>
      <text:p text:style-name="P14">На практике: </text:p>
      <text:list text:style-name="L8">
        <text:list-item>
          <text:p text:style-name="P44">Чаще всего это связано с CORS (Cross-Origin Resource Sharing), когда браузер делает "preflight"-запрос.</text:p>
        </text:list-item>
        <text:list-item>
          <text:p text:style-name="P44">Иногда тестировщики используют options() для проверки, что сервер корректно возвращает допустимые методы (например, Allow: GET, POST, PUT в заголовке ответа)</text:p>
        </text:list-item>
      </text:list>
      <text:p text:style-name="Text_20_body"/>
      <text:h text:style-name="P3" text:outline-level="3"><text:span text:style-name="T3">Отличие </text:span><text:span text:style-name="T12">PUT</text:span><text:span text:style-name="T8"> </text:span><text:span text:style-name="T3">от </text:span><text:span text:style-name="T12">POST</text:span><text:span text:style-name="T8"> </text:span><text:span text:style-name="T3">в RestAssured (и вообще в HTTP)?</text:span></text:h>
      <text:list text:style-name="L9">
        <text:list-item>
          <text:p text:style-name="P45"><text:span text:style-name="T39">POST</text:span><text:span text:style-name="T6">:</text:span></text:p>
          <text:list>
            <text:list-item>
              <text:p text:style-name="P46"><text:span text:style-name="T6">Используется для </text:span><text:span text:style-name="T7">создания новых ресурсов</text:span><text:span text:style-name="T6">.</text:span></text:p>
            </text:list-item>
            <text:list-item>
              <text:p text:style-name="P46"><text:span text:style-name="T6">Может создавать </text:span><text:span text:style-name="T7">несколько объектов</text:span><text:span text:style-name="T6"> (каждый запрос </text:span><text:span text:style-name="T39">POST</text:span><text:span text:style-name="T6"> может вернуть новый ID).</text:span></text:p>
            </text:list-item>
            <text:list-item>
              <text:p text:style-name="P46"><text:span text:style-name="T6">Неповторяемый (неидемпотентный): два одинаковых запроса </text:span><text:span text:style-name="T39">POST</text:span><text:span text:style-name="T6"> могут создать два разных ресурса.</text:span></text:p>
            </text:list-item>
          </text:list>
        </text:list-item>
        <text:list-item>
          <text:p text:style-name="P46"><text:span text:style-name="T39">PUT</text:span><text:span text:style-name="T6">:</text:span></text:p>
          <text:list>
            <text:list-item>
              <text:p text:style-name="P46"><text:span text:style-name="T6">Используется для </text:span><text:span text:style-name="T7">создания или обновления ресурса по конкретному идентификатору</text:span><text:span text:style-name="T6">.</text:span></text:p>
            </text:list-item>
            <text:list-item>
              <text:p text:style-name="P46"><text:span text:style-name="T6">Идемпотентный: два одинаковых запроса </text:span><text:span text:style-name="T39">PUT</text:span><text:span text:style-name="T6"> приведут к одному и тому же результату (ресурс будет одинаковый).</text:span></text:p>
            </text:list-item>
            <text:list-item>
              <text:p text:style-name="P47"><text:span text:style-name="T6">Обычно применяют для </text:span><text:span text:style-name="T7">обновления сущности</text:span><text:span text:style-name="T6">.</text:span></text:p>
            </text:list-item>
          </text:list>
        </text:list-item>
      </text:list>
      <text:p text:style-name="P48">👉 <text:span text:style-name="T9">В RestAssured:</text:span></text:p>
      <text:p text:style-name="P49">// POST - создание</text:p>
      <text:p text:style-name="P49">given()</text:p>
      <text:p text:style-name="P50">    <text:span text:style-name="T40">.contentType("application/json")</text:span></text:p>
      <text:p text:style-name="P50">    <text:span text:style-name="T40">.body("{\"name\":\"Alex\"}")</text:span></text:p>
      <text:p text:style-name="P50">    <text:span text:style-name="T40">.when()</text:span></text:p>
      <text:p text:style-name="P50">    <text:span text:style-name="T40">.post("/users")</text:span></text:p>
      <text:p text:style-name="P50"><text:soft-page-break/>    <text:span text:style-name="T40">.then()</text:span></text:p>
      <text:p text:style-name="P50">    <text:span text:style-name="T40">.statusCode(201);</text:span></text:p>
      <text:p text:style-name="Text_20_body"/>
      <text:p text:style-name="P49">// PUT - обновление (по ID)</text:p>
      <text:p text:style-name="P49">given()</text:p>
      <text:p text:style-name="P50">    <text:span text:style-name="T40">.contentType("application/json")</text:span></text:p>
      <text:p text:style-name="P50">    <text:span text:style-name="T40">.body("{\"name\":\"Alex Updated\"}")</text:span></text:p>
      <text:p text:style-name="P50">    <text:span text:style-name="T40">.when()</text:span></text:p>
      <text:p text:style-name="P50">    <text:span text:style-name="T40">.put("/users/123")</text:span></text:p>
      <text:p text:style-name="P50">    <text:span text:style-name="T40">.then()</text:span></text:p>
      <text:p text:style-name="P50">    <text:span text:style-name="T40">.statusCode(200);</text:span></text:p>
      <text:p text:style-name="Text_20_body"/>
      <text:h text:style-name="P3" text:outline-level="3"><text:span text:style-name="T3">1. Чем отличаются </text:span><text:span text:style-name="T12">get()</text:span><text:span text:style-name="T3">, </text:span><text:span text:style-name="T12">post()</text:span><text:span text:style-name="T3">, </text:span><text:span text:style-name="T12">put()</text:span><text:span text:style-name="T3">, </text:span><text:span text:style-name="T12">delete()</text:span><text:span text:style-name="T3">, </text:span><text:span text:style-name="T12">patch()</text:span><text:span text:style-name="T3">, </text:span><text:span text:style-name="T12">options()</text:span><text:span text:style-name="T3">, </text:span><text:span text:style-name="T12">head()</text:span><text:span text:style-name="T3">?</text:span></text:h>
      <text:list text:style-name="L10">
        <text:list-item>
          <text:p text:style-name="P51"><text:span text:style-name="T7">GET</text:span><text:span text:style-name="T6"> — получение данных.</text:span></text:p>
        </text:list-item>
        <text:list-item>
          <text:p text:style-name="P52"><text:span text:style-name="T7">POST</text:span><text:span text:style-name="T6"> — создание новых данных (неидемпотентный).</text:span></text:p>
        </text:list-item>
        <text:list-item>
          <text:p text:style-name="P52"><text:span text:style-name="T7">PUT</text:span><text:span text:style-name="T6"> — создание/обновление ресурса по ID (идемпотентный).</text:span></text:p>
        </text:list-item>
        <text:list-item>
          <text:p text:style-name="P52"><text:span text:style-name="T7">DELETE</text:span><text:span text:style-name="T6"> — удаление ресурса.</text:span></text:p>
        </text:list-item>
        <text:list-item>
          <text:p text:style-name="P52"><text:span text:style-name="T7">PATCH</text:span><text:span text:style-name="T6"> — частичное обновление ресурса.</text:span></text:p>
        </text:list-item>
        <text:list-item>
          <text:p text:style-name="P52"><text:span text:style-name="T7">OPTIONS</text:span><text:span text:style-name="T6"> — узнать, какие методы поддерживает endpoint (часто в CORS).</text:span></text:p>
        </text:list-item>
        <text:list-item>
          <text:p text:style-name="P53"><text:span text:style-name="T7">HEAD</text:span><text:span text:style-name="T6"> — получить только заголовки (без body).</text:span></text:p>
        </text:list-item>
      </text:list>
      <text:p text:style-name="Text_20_body"/>
      <text:h text:style-name="P3" text:outline-level="3"><text:span text:style-name="T3">2. Что значит </text:span><text:span text:style-name="T12">given() / when() / then()</text:span><text:span text:style-name="T3">?</text:span></text:h>
      <text:list text:style-name="L11">
        <text:list-item>
          <text:p text:style-name="P54">Это DSL в стиле BDD:<text:span text:style-name="T41"/></text:p>
          <text:list>
            <text:list-item>
              <text:p text:style-name="P55"><text:span text:style-name="T7">given()</text:span><text:span text:style-name="T6"> → предусловия (headers, params, body).</text:span></text:p>
            </text:list-item>
            <text:list-item>
              <text:p text:style-name="P55"><text:span text:style-name="T7">when()</text:span><text:span text:style-name="T6"> → действие (HTTP метод).</text:span></text:p>
            </text:list-item>
            <text:list-item>
              <text:p text:style-name="P56"><text:span text:style-name="T7">then()</text:span><text:span text:style-name="T6"> → проверки (statusCode, body, headers).</text:span></text:p>
            </text:list-item>
          </text:list>
        </text:list-item>
      </text:list>
      <text:p text:style-name="Text_20_body"/>
      <text:h text:style-name="P18" text:outline-level="3">3. Как проверить статус код?</text:h>
      <text:p text:style-name="P49">when()</text:p>
      <text:p text:style-name="P50">    <text:span text:style-name="T40">.get("/users/1")</text:span></text:p>
      <text:p text:style-name="P49">.then()</text:p>
      <text:p text:style-name="P50"><text:soft-page-break/>    <text:span text:style-name="T40">.statusCode(200);</text:span></text:p>
      <text:h text:style-name="P18" text:outline-level="3">4. Как проверить поле JSON?</text:h>
      <text:p text:style-name="P57">.then()</text:p>
      <text:p text:style-name="P58">    <text:span text:style-name="T40">.body("user.id", equalTo(123))</text:span></text:p>
      <text:p text:style-name="P58">    <text:span text:style-name="T40">.body("user.name", equalTo("Alex"));</text:span></text:p>
      <text:p text:style-name="Text_20_body"/>
      <text:h text:style-name="P18" text:outline-level="3">5. Как проверить заголовки и cookies?</text:h>
      <text:p text:style-name="P57">.then()</text:p>
      <text:p text:style-name="P58">    <text:span text:style-name="T40">.header("Content-Type", "application/json")</text:span></text:p>
      <text:p text:style-name="P58">    <text:span text:style-name="T40">.cookie("JSESSIONID", notNullValue());</text:span></text:p>
      <text:h text:style-name="P18" text:outline-level="3">6. Как извлечь значение из ответа?</text:h>
      <text:p text:style-name="P49">int id = </text:p>
      <text:p text:style-name="P50">    <text:span text:style-name="T40">given()</text:span></text:p>
      <text:p text:style-name="P50">        <text:span text:style-name="T40">.get("/users/1")</text:span></text:p>
      <text:p text:style-name="P50">    <text:span text:style-name="T40">.then()</text:span></text:p>
      <text:p text:style-name="P50">        <text:span text:style-name="T40">.extract()</text:span></text:p>
      <text:p text:style-name="P50">        <text:span text:style-name="T40">.path("id");</text:span></text:p>
      <text:p text:style-name="Text_20_body"/>
      <text:h text:style-name="P18" text:outline-level="3">7. Как десериализовать JSON в POJO?</text:h>
      <text:p text:style-name="P49">User user = </text:p>
      <text:p text:style-name="P50">    <text:span text:style-name="T40">given()</text:span></text:p>
      <text:p text:style-name="P50">        <text:span text:style-name="T40">.get("/users/1")</text:span></text:p>
      <text:p text:style-name="P50">    <text:span text:style-name="T40">.then()</text:span></text:p>
      <text:p text:style-name="P50">        <text:span text:style-name="T40">.extract()</text:span></text:p>
      <text:p text:style-name="P50">        <text:span text:style-name="T40">.as(User.class);</text:span></text:p>
      <text:p text:style-name="Text_20_body"/>
      <text:p text:style-name="Horizontal_20_Line"><text:soft-page-break/></text:p>
      <text:h text:style-name="P18" text:outline-level="3">8. Как проверить JSON Schema?</text:h>
      <text:p text:style-name="P49">.then()</text:p>
      <text:p text:style-name="P50">    <text:span text:style-name="T40">.body(matchesJsonSchemaInClasspath("user-schema.json"));</text:span></text:p>
      <text:p text:style-name="Text_20_body"/>
      <text:p text:style-name="Horizontal_20_Line"/>
      <text:h text:style-name="P18" text:outline-level="3">9. Как передать авторизацию?</text:h>
      <text:list text:style-name="L12">
        <text:list-item>
          <text:p text:style-name="P59"><text:span text:style-name="T7">Basic Auth</text:span><text:span text:style-name="T6">:</text:span></text:p>
        </text:list-item>
      </text:list>
      <text:p text:style-name="P49">given()</text:p>
      <text:p text:style-name="P50">    <text:span text:style-name="T40">.auth().basic("user", "pass")</text:span></text:p>
      <text:p text:style-name="Text_20_body"/>
      <text:list text:style-name="L13">
        <text:list-item>
          <text:p text:style-name="P60"><text:span text:style-name="T7">Bearer Token</text:span><text:span text:style-name="T6">:</text:span></text:p>
        </text:list-item>
      </text:list>
      <text:p text:style-name="P49">given()</text:p>
      <text:p text:style-name="P50">    <text:span text:style-name="T40">.header("Authorization", "Bearer token")</text:span></text:p>
      <text:p text:style-name="Text_20_body"/>
      <text:p text:style-name="Horizontal_20_Line"/>
      <text:h text:style-name="P18" text:outline-level="3">10. Как задать Query и Path параметры?</text:h>
      <text:list text:style-name="L14">
        <text:list-item>
          <text:p text:style-name="P61"><text:span text:style-name="T7">Query</text:span><text:span text:style-name="T6">:</text:span></text:p>
        </text:list-item>
      </text:list>
      <text:p text:style-name="P49">given()</text:p>
      <text:p text:style-name="P50">    <text:span text:style-name="T40">.queryParam("page", 2)</text:span></text:p>
      <text:p text:style-name="P49">.when()</text:p>
      <text:p text:style-name="P50">    <text:span text:style-name="T40">.get("/users");</text:span></text:p>
      <text:p text:style-name="Text_20_body"/>
      <text:list text:style-name="L15">
        <text:list-item>
          <text:p text:style-name="P62"><text:span text:style-name="T7">Path</text:span><text:span text:style-name="T6">:</text:span></text:p>
        </text:list-item>
      </text:list>
      <text:p text:style-name="P49">given()</text:p>
      <text:p text:style-name="P50">    <text:span text:style-name="T40">.pathParam("id", 123)</text:span></text:p>
      <text:p text:style-name="P49">.when()</text:p>
      <text:p text:style-name="P50">    <text:span text:style-name="T40">.get("/users/{id}");</text:span></text:p>
      <text:p text:style-name="Text_20_body"/>
      <text:p text:style-name="Horizontal_20_Line"/>
      <text:h text:style-name="P18" text:outline-level="3"><text:soft-page-break/>11. Как вывести запрос и ответ в лог?</text:h>
      <text:p text:style-name="P49">given()</text:p>
      <text:p text:style-name="P50">    <text:span text:style-name="T40">.log().all()</text:span></text:p>
      <text:p text:style-name="P49">.when()</text:p>
      <text:p text:style-name="P50">    <text:span text:style-name="T40">.get("/users")</text:span></text:p>
      <text:p text:style-name="P49">.then()</text:p>
      <text:p text:style-name="P50">    <text:span text:style-name="T40">.log().all();</text:span></text:p>
      <text:p text:style-name="Text_20_body"/>
      <text:p text:style-name="Horizontal_20_Line"/>
      <text:h text:style-name="P18" text:outline-level="3">12. Как загрузить файл (multipart)?</text:h>
      <text:p text:style-name="P49">given()</text:p>
      <text:p text:style-name="P50">    <text:span text:style-name="T40">.multiPart("file", new File("test.txt"))</text:span></text:p>
      <text:p text:style-name="P49">.when()</text:p>
      <text:p text:style-name="P50">    <text:span text:style-name="T40">.post("/upload")</text:span></text:p>
      <text:p text:style-name="P49">.then()</text:p>
      <text:p text:style-name="P50">    <text:span text:style-name="T40">.statusCode(200);</text:span></text:p>
      <text:p text:style-name="Text_20_body"/>
      <text:p text:style-name="Horizontal_20_Line"/>
      <text:h text:style-name="P18" text:outline-level="3">13. Как проверить время ответа?</text:h>
      <text:p text:style-name="P49">.then()</text:p>
      <text:p text:style-name="P50">    <text:span text:style-name="T40">.time(lessThan(2000L));</text:span></text:p>
      <text:p text:style-name="Text_20_body"><text:span text:style-name="T42">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19:40:43.586558200</meta:creation-date>
    <dc:date>2025-09-24T19:50:54.296596000</dc:date>
    <meta:editing-duration>PT10M11S</meta:editing-duration>
    <meta:editing-cycles>1</meta:editing-cycles>
    <meta:document-statistic meta:table-count="0" meta:image-count="0" meta:object-count="0" meta:page-count="11" meta:paragraph-count="256" meta:word-count="1170" meta:character-count="10278" meta:non-whitespace-character-count="8473"/>
    <meta:generator>LibreOffice/25.2.5.2$Windows_X86_64 LibreOffice_project/03d19516eb2e1dd5d4ccd751a0d6f35f35e08022</meta:generator>
  </office:meta>
</office:document-meta>
</file>